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Bookman Old Style"/>
    </style:style>
    <style:style style:name="P4" style:parent-style-name="Normalny" style:family="paragraph">
      <style:paragraph-properties fo:text-align="center"/>
      <style:text-properties style:font-name="Bookman Old Style" fo:font-size="5pt" style:font-size-asian="5pt"/>
    </style:style>
    <style:style style:name="P5" style:parent-style-name="Normalny" style:family="paragraph">
      <style:paragraph-properties fo:text-align="center"/>
    </style:style>
    <style:style style:name="T6" style:parent-style-name="Domyślnaczcionkaakapitu" style:family="text">
      <style:text-properties style:font-name="Bookman Old Style" fo:font-weight="bold" style:font-weight-asian="bold"/>
    </style:style>
    <style:style style:name="P7" style:parent-style-name="Normalny" style:family="paragraph">
      <style:paragraph-properties fo:text-align="justify"/>
    </style:style>
    <style:style style:name="T8" style:parent-style-name="Domyślnaczcionkaakapitu" style:family="text">
      <style:text-properties style:font-name="Bookman Old Style"/>
    </style:style>
    <style:style style:name="T9" style:parent-style-name="Domyślnaczcionkaakapitu" style:family="text">
      <style:text-properties style:font-name="Bookman Old Style" style:text-position="super 65%"/>
    </style:style>
    <style:style style:name="T10" style:parent-style-name="Domyślnaczcionkaakapitu" style:family="text">
      <style:text-properties style:font-name="Bookman Old Style"/>
    </style:style>
    <style:style style:name="P11" style:parent-style-name="Normalny" style:family="paragraph">
      <style:paragraph-properties fo:text-align="justify"/>
      <style:text-properties style:font-name="Bookman Old Style"/>
    </style:style>
    <style:style style:name="P12" style:parent-style-name="Tekstpodstawowywcięty3" style:family="paragraph">
      <style:paragraph-properties fo:margin-left="1.2798in">
        <style:tab-stops/>
      </style:paragraph-properties>
    </style:style>
    <style:style style:name="P13" style:parent-style-name="Normalny" style:family="paragraph">
      <style:paragraph-properties fo:text-align="justify"/>
      <style:text-properties style:font-name="Bookman Old Style"/>
    </style:style>
    <style:style style:name="P14" style:parent-style-name="Normalny" style:family="paragraph">
      <style:paragraph-properties fo:text-align="justify"/>
      <style:text-properties style:font-name="Bookman Old Style"/>
    </style:style>
    <style:style style:name="P15" style:parent-style-name="Normalny" style:family="paragraph">
      <style:paragraph-properties fo:text-align="justify"/>
      <style:text-properties style:font-name="Bookman Old Style"/>
    </style:style>
    <style:style style:name="P16" style:parent-style-name="Normalny" style:family="paragraph">
      <style:paragraph-properties fo:text-align="justify"/>
      <style:text-properties style:font-name="Bookman Old Style"/>
    </style:style>
    <style:style style:name="P17" style:parent-style-name="Normalny" style:family="paragraph">
      <style:paragraph-properties fo:text-align="justify"/>
      <style:text-properties style:font-name="Bookman Old Style"/>
    </style:style>
    <style:style style:name="P18" style:parent-style-name="Normalny" style:family="paragraph">
      <style:paragraph-properties fo:text-align="justify"/>
      <style:text-properties style:font-name="Bookman Old Style"/>
    </style:style>
    <style:style style:name="P19" style:parent-style-name="Normalny" style:family="paragraph">
      <style:paragraph-properties fo:text-align="justify"/>
      <style:text-properties style:font-name="Bookman Old Style"/>
    </style:style>
    <style:style style:name="P20" style:parent-style-name="Normalny" style:list-style-name="LFO1" style:family="paragraph">
      <style:paragraph-properties fo:text-align="justify"/>
      <style:text-properties style:font-name="Bookman Old Style"/>
    </style:style>
    <style:style style:name="P21" style:parent-style-name="Normalny" style:list-style-name="LFO1" style:family="paragraph">
      <style:paragraph-properties fo:text-align="justify"/>
      <style:text-properties style:font-name="Bookman Old Style"/>
    </style:style>
    <style:style style:name="P22" style:parent-style-name="Normalny" style:family="paragraph">
      <style:paragraph-properties fo:text-align="justify"/>
      <style:text-properties style:font-name="Bookman Old Style"/>
    </style:style>
    <style:style style:name="P23" style:parent-style-name="Normalny" style:family="paragraph">
      <style:paragraph-properties fo:text-align="justify" fo:margin-left="0.25in">
        <style:tab-stops/>
      </style:paragraph-properties>
      <style:text-properties style:font-name="Bookman Old Style"/>
    </style:style>
    <style:style style:name="P24" style:parent-style-name="Normalny" style:list-style-name="LFO1" style:family="paragraph">
      <style:paragraph-properties fo:text-align="justify"/>
      <style:text-properties style:font-name="Bookman Old Style"/>
    </style:style>
    <style:style style:name="P25" style:parent-style-name="Normalny" style:list-style-name="LFO1" style:family="paragraph">
      <style:paragraph-properties fo:text-align="justify"/>
    </style:style>
    <style:style style:name="T26" style:parent-style-name="Domyślnaczcionkaakapitu" style:family="text">
      <style:text-properties style:font-name="Bookman Old Style"/>
    </style:style>
    <style:style style:name="T27" style:parent-style-name="Domyślnaczcionkaakapitu" style:family="text">
      <style:text-properties style:font-name="Bookman Old Style" style:text-position="super 65%"/>
    </style:style>
    <style:style style:name="T28" style:parent-style-name="Domyślnaczcionkaakapitu" style:family="text">
      <style:text-properties style:font-name="Bookman Old Style"/>
    </style:style>
    <style:style style:name="P29" style:parent-style-name="Normalny" style:list-style-name="LFO1" style:family="paragraph">
      <style:paragraph-properties fo:text-align="justify"/>
    </style:style>
    <style:style style:name="T30" style:parent-style-name="Domyślnaczcionkaakapitu" style:family="text">
      <style:text-properties style:font-name="Bookman Old Style"/>
    </style:style>
    <style:style style:name="T31" style:parent-style-name="Domyślnaczcionkaakapitu" style:family="text">
      <style:text-properties style:font-name="Bookman Old Style" style:text-position="super 65%"/>
    </style:style>
    <style:style style:name="T32" style:parent-style-name="Domyślnaczcionkaakapitu" style:family="text">
      <style:text-properties style:font-name="Bookman Old Style"/>
    </style:style>
    <style:style style:name="P33" style:parent-style-name="Normalny" style:list-style-name="LFO1" style:family="paragraph">
      <style:paragraph-properties fo:text-align="justify"/>
    </style:style>
    <style:style style:name="T34" style:parent-style-name="Domyślnaczcionkaakapitu" style:family="text">
      <style:text-properties style:font-name="Bookman Old Style"/>
    </style:style>
    <style:style style:name="T35" style:parent-style-name="Domyślnaczcionkaakapitu" style:family="text">
      <style:text-properties style:font-name="Bookman Old Style" style:text-position="super 65%"/>
    </style:style>
    <style:style style:name="T36" style:parent-style-name="Domyślnaczcionkaakapitu" style:family="text">
      <style:text-properties style:font-name="Bookman Old Style"/>
    </style:style>
    <style:style style:name="T37" style:parent-style-name="Domyślnaczcionkaakapitu" style:family="text">
      <style:text-properties style:font-name="Bookman Old Style" style:text-position="super 65%"/>
    </style:style>
    <style:style style:name="T38" style:parent-style-name="Domyślnaczcionkaakapitu" style:family="text">
      <style:text-properties style:font-name="Bookman Old Style"/>
    </style:style>
    <style:style style:name="P39" style:parent-style-name="Normalny" style:list-style-name="LFO1" style:family="paragraph">
      <style:paragraph-properties fo:text-align="justify"/>
      <style:text-properties style:font-name="Bookman Old Style"/>
    </style:style>
    <style:style style:name="P40" style:parent-style-name="Normalny" style:family="paragraph">
      <style:paragraph-properties fo:text-align="center"/>
      <style:text-properties style:font-name="Bookman Old Style"/>
    </style:style>
    <style:style style:name="P41" style:parent-style-name="Normalny" style:family="paragraph">
      <style:paragraph-properties fo:text-align="justify"/>
      <style:text-properties style:font-name="Bookman Old Style"/>
    </style:style>
    <style:style style:name="P42" style:parent-style-name="Normalny" style:family="paragraph">
      <style:paragraph-properties fo:text-align="justify"/>
      <style:text-properties style:font-name="Bookman Old Style"/>
    </style:style>
    <style:style style:name="P43" style:parent-style-name="Normalny" style:family="paragraph">
      <style:paragraph-properties fo:text-align="justify"/>
      <style:text-properties style:font-name="Bookman Old Style"/>
    </style:style>
    <style:style style:name="P44" style:parent-style-name="Normalny" style:family="paragraph">
      <style:paragraph-properties fo:text-align="justify"/>
    </style:style>
    <style:style style:name="T45" style:parent-style-name="Domyślnaczcionkaakapitu" style:family="text">
      <style:text-properties style:font-name="Bookman Old Style"/>
    </style:style>
    <style:style style:name="T46" style:parent-style-name="Domyślnaczcionkaakapitu" style:family="text">
      <style:text-properties style:font-name="Bookman Old Style" style:text-position="super 65%"/>
    </style:style>
    <style:style style:name="P47" style:parent-style-name="Normalny" style:family="paragraph">
      <style:paragraph-properties fo:text-align="justify"/>
      <style:text-properties style:font-name="Bookman Old Style"/>
    </style:style>
    <style:style style:name="P48" style:parent-style-name="Normalny" style:family="paragraph">
      <style:paragraph-properties fo:text-align="justify" fo:margin-top="0.1666in"/>
      <style:text-properties style:font-name="Bookman Old Style"/>
    </style:style>
    <style:style style:name="P49" style:parent-style-name="Normalny" style:family="paragraph">
      <style:paragraph-properties fo:text-align="justify"/>
      <style:text-properties style:font-name="Bookman Old Style"/>
    </style:style>
    <style:style style:name="P50" style:parent-style-name="Normalny" style:family="paragraph">
      <style:paragraph-properties fo:text-align="justify" fo:margin-top="0.1666in"/>
      <style:text-properties style:font-name="Bookman Old Style"/>
    </style:style>
    <style:style style:name="P51" style:parent-style-name="Normalny" style:list-style-name="LFO2" style:family="paragraph">
      <style:paragraph-properties fo:text-align="justify"/>
      <style:text-properties style:font-name="Bookman Old Style" fo:font-size="9pt" style:font-size-asian="9pt"/>
    </style:style>
    <style:style style:name="P52" style:parent-style-name="Normalny" style:list-style-name="LFO2" style:family="paragraph">
      <style:paragraph-properties fo:text-align="justify"/>
      <style:text-properties style:font-name="Bookman Old Style" fo:font-size="9pt" style:font-size-asian="9pt"/>
    </style:style>
    <style:style style:name="P53" style:parent-style-name="Normalny" style:list-style-name="LFO2" style:family="paragraph">
      <style:paragraph-properties fo:text-align="justify"/>
      <style:text-properties style:font-name="Bookman Old Style" fo:font-size="9pt" style:font-size-asian="9pt"/>
    </style:style>
    <style:style style:name="P54" style:parent-style-name="Normalny" style:list-style-name="LFO2" style:family="paragraph">
      <style:paragraph-properties fo:text-align="justify"/>
    </style:style>
    <style:style style:name="T55" style:parent-style-name="Domyślnaczcionkaakapitu" style:family="text">
      <style:text-properties style:font-name="Bookman Old Style" fo:font-size="9pt" style:font-size-asian="9pt"/>
    </style:style>
  </office:automatic-styles>
  <office:body>
    <office:text text:use-soft-page-breaks="true">
      <text:p text:style-name="P1"/>
      <text:p text:style-name="P4"/>
      <text:p text:style-name="P5"><text:span text:style-name="T6">Oświadczenie o posiadanym prawie do dysponowania nieruchomością na cele budowlane</text:span></text:p>
      <text:p text:style-name="P7"><text:span text:style-name="T8">Ja, niżej podpisany(a)</text:span><text:span text:style-name="T9">1)</text:span><text:span text:style-name="T10"><text:s/>.............................................................................................................,</text:span></text:p>
      <text:p text:style-name="Tekstpodstawowywcięty3">(imię i nazwisko osoby ubiegającej się o wydanie pozwolenia na budowę albo osoby umocowanej do złożenia oświadczenia w imieniu osoby prawnej ubiegającej się o wydanie pozwolenia na budowę)</text:p>
      <text:p text:style-name="P11">legitymujący(a) się ....................................................................................................................,</text:p>
      <text:p text:style-name="P12">(numer dowodu osobistego lub innego dokumentu stwierdzającego tożsamość i nazwa organu wydającego)</text:p>
      <text:p text:style-name="P13">urodzony(a) ...................................................w ........................................................................,</text:p>
      <text:p text:style-name="P14"><text:s text:c="35"/>(data) <text:s text:c="56"/>(miejsce)</text:p>
      <text:p text:style-name="P15">zamieszkały(a) ..........................................................................................................................,</text:p>
      <text:p text:style-name="P16"><text:s text:c="67"/>(adres)</text:p>
      <text:p text:style-name="P17">po zapoznaniu się z art. 32 ust. 4 pkt 2 ustawy z dnia 7 lipca 1994 r. - Prawo budowlane<text:s/><text:line-break/>(Dz. U. z 2003 r. Nr 207, poz. 2016, z późn. zm.),</text:p>
      <text:p text:style-name="P18">oświadczam, że posiadam prawo do dysponowania nieruchomością oznaczoną w ewidencji gruntów i budynków jako działka(i) nr .................... w obrębie ewidencyjnym ............................ w jednostce ewidencyjnej ..........................................................................................................</text:p>
      <text:p text:style-name="P19">na cele budowlane, wynikające z tytułu:</text:p>
      <text:list text:style-name="LFO1" text:continue-numbering="true">
        <text:list-item>
          <text:p text:style-name="P20">własności,</text:p>
        </text:list-item>
        <text:list-item>
          <text:p text:style-name="P21">współwłasności ...................................................................................................................,</text:p>
        </text:list-item>
      </text:list>
      <text:p text:style-name="P22"><text:s text:c="30"/>(wskazanie współwłaścicieli - imię, nazwisko lub nazwa oraz adres)</text:p>
      <text:p text:style-name="P23">oraz zgodę wszystkich współwłaścicieli na wykonywanie robót budowlanych objętych wnioskiem o pozwolenie na budowę z dnia...........................................................................,</text:p>
      <text:list text:style-name="LFO1" text:continue-numbering="true">
        <text:list-item>
          <text:p text:style-name="P24">użytkowania wieczystego ....................................................................................................,</text:p>
        </text:list-item>
        <text:list-item>
          <text:p text:style-name="P25"><text:span text:style-name="T26">trwałego zarządu</text:span><text:span text:style-name="T27">2)</text:span><text:span text:style-name="T28"><text:s/>..............................................................................................................,</text:span></text:p>
        </text:list-item>
        <text:list-item>
          <text:p text:style-name="P29"><text:span text:style-name="T30">ograniczonego prawa rzeczowego</text:span><text:span text:style-name="T31">2)</text:span><text:span text:style-name="T32"><text:s/>......................................................................................,</text:span></text:p>
        </text:list-item>
        <text:list-item>
          <text:p text:style-name="P33"><text:span text:style-name="T34">stosunku zobowiązaniowego, przewidującego uprawnienie do wykonywania robót i obiektów budowlanych</text:span><text:span text:style-name="T35">2)</text:span><text:span text:style-name="T36">........................................................................,wynikające z następujących dokumentów potwierdzających powyższe prawo do dysponowania nieruchomością na cele budowlane</text:span><text:span text:style-name="T37">3)</text:span><text:span text:style-name="T38"><text:s/>.........................................................................................................................</text:span></text:p>
        </text:list-item>
        <text:list-item>
          <text:p text:style-name="P39">............................................................................................................................................</text:p>
        </text:list-item>
      </text:list>
      <text:p text:style-name="P40">(inne)</text:p>
      <text:p text:style-name="P41">Oświadczam, że posiadam pełnomocnictwo z dnia ...................................... do reprezentowania osoby prawnej .......................................................................................... upoważniające mnie</text:p>
      <text:p text:style-name="P42"><text:s text:c="38"/>(nazwa i adres osoby prawnej)</text:p>
      <text:p text:style-name="P43">do złożenia oświadczenia o posiadanym prawie do dysponowania nieruchomością na cele budowlane w imieniu osoby prawnej.<text:s/></text:p>
      <text:p text:style-name="P44"><text:span text:style-name="T45">Pełnomocnictwo przedstawiam w załączeniu.</text:span><text:span text:style-name="T46">4)</text:span></text:p>
      <text:p text:style-name="P47">Świadomy odpowiedzialności karnej za podanie w niniejszym oświadczeniu nieprawdy, zgodnie z art. 233 Kodeksu karnego, potwierdzam własnoręcznym podpisem prawdziwość danych zamieszczonych powyżej.</text:p>
      <text:p text:style-name="P48">....................................................... <text:s text:c="17"/>.........................................................................</text:p>
      <text:p text:style-name="P49"><text:s text:c="10"/>(miejscowość, data) <text:s text:c="54"/>(podpis(y))</text:p>
      <text:p text:style-name="P50">______________________</text:p>
      <text:list text:style-name="LFO2" text:continue-numbering="true">
        <text:list-item>
          <text:p text:style-name="P51">Jeżeli oświadczenie składa więcej niż jedna osoba, należy wpisać wszystkie osoby składające oświadczenie oraz ich dane.</text:p>
        </text:list-item>
        <text:list-item>
          <text:p text:style-name="P52">Należy wskazać właściciela nieruchomości.</text:p>
        </text:list-item>
        <text:list-item>
          <text:p text:style-name="P53">Należy wskazać dokument, z którego wynika tytuł do dysponowania nieruchomością na cele budowlane.</text:p>
        </text:list-item>
        <text:list-item>
          <text:p text:style-name="P54"><text:span text:style-name="T55">Dotyczy wyłącznie osób posiadających pełnomocnictwo do reprezentowania osób prawnych.</text:span>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ookman Old Style" svg:font-family="Bookman Old Style" style:font-family-generic="roman" style:font-pitch="variable" svg:panose-1="2 5 6 4 5 5 5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wcięty3" style:display-name="Tekst podstawowy wcięty 3" style:family="paragraph" style:parent-style-name="Normalny">
      <style:paragraph-properties fo:text-align="justify" fo:margin-left="1.575in">
        <style:tab-stops/>
      </style:paragraph-properties>
      <style:text-properties style:font-name="Bookman Old Style" fo:hyphenate="false"/>
    </style:style>
    <style:style style:name="Numerstrony" style:display-name="Numer strony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/>
      </text:list-level-style-number>
    </text:list-style>
    <style:page-layout style:name="PL0">
      <style:page-layout-properties fo:page-width="8.268in" fo:page-height="11.693in" style:print-orientation="portrait" fo:margin-top="1in" fo:margin-left="0.884in" fo:margin-bottom="1in" fo:margin-right="0.8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118in"/>
      </style:header-style>
      <style:footer-style>
        <style:header-footer-properties style:dynamic-spacing="true" fo:min-height="-0.2125in"/>
      </style:footer-style>
    </style:page-layout>
    <style:style style:name="P2" style:parent-style-name="Stopka" style:family="paragraph">
      <style:paragraph-properties fo:margin-right="0.25in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Stopka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WZÓR</dc:title>
    <meta:initial-creator>Maciej Kowalski</meta:initial-creator>
    <dc:creator>Paweł</dc:creator>
    <meta:creation-date>2011-09-16T09:52:00Z</meta:creation-date>
    <dc:date>2011-09-16T09:52:00Z</dc:date>
    <meta:template xlink:href="Normal" xlink:type="simple"/>
    <meta:editing-cycles>2</meta:editing-cycles>
    <meta:editing-duration>PT0S</meta:editing-duration>
    <meta:document-statistic meta:page-count="1" meta:paragraph-count="8" meta:word-count="608" meta:character-count="4253" meta:row-count="30" meta:non-whitespace-character-count="3653"/>
  </office:meta>
</office:document-meta>
</file>